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В ООП парадигме механизм, позволяющий дочернему классу или подклассу обеспечить особую(либо изменить либо добавить, к примеру super()) реализацию метода, который уже реализован в суперклассе или одном из классов-родителей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Базовый класс (родительский)</text:p>
            <text:p text:style-name="P2">Производный класс (потомок, наследник)</text:p>
            <text:p text:style-name="P2">Абстрактный класс</text:p>
            <text:p text:style-name="P2">Интерфейс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Ключевое слово final применяется к классу, методу, переменной (включая локальную переменную и аргументу метода). </text:p>
            <text:p text:style-name="P2">Для класса: не может иметь потомков (полезно при создании immutable объектов) </text:p>
            <text:p text:style-name="P2">Для метода: нельзя переопределять в дочернем классе (например, чтобы сохранить реализацию метода класса-родителя).</text:p>
            <text:p text:style-name="P2">Для переменной: если примитивный тип, то значение нельзя изменить после инициализации, если ссылочный тип - нельзя изменить ссылку на объект (хотя сам объект изменять можно).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Try используется как ключевое слово в конструкции try-catch-finally и try-with-resources. Обе конструкции используются для обработки исключений, в блок try помещается та часть кода, которая потенциально может выкинуть исключение.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2">Стандартные реализации: ArrayList, LinkedList.</text:p>
            <text:p text:style-name="P2">ArrayList чаще всего используется в случаях, когда нам нужно быстро получить доступ к элементу т.к. Внутри реализован динамический массив, доступ за О(1).</text:p>
            <text:p text:style-name="P2"/>
            <text:p text:style-name="P2">LinkedList реализует двусвязный список, поэтому вставка и удаление элементов из начала и конца происходит за время О(1). 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Stream создан для универсальной работы с данными, плюсом является то, что мы проводим операции, не заботясь о деталях реализации. Данные могут быть получены из источников: коллекции или методов, поставляющих данные. Например, список файлов, массив строк, метод range() для числовых промежутков и т.д. То есть, Stream использует существующие коллекции для получения новых элементов. 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1. Быстрое вычисление </text:p>
            <text:p text:style-name="P2">2. Минимальное количество коллизий 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2">UTF-8 может кодировать любой символ Unicode. Файлы в разных форматах могут отображаться правильно, без необходимости выбора правильной кодовой страницы или шрифта. 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1. Браузер начинает искать сервер (сначала может искать в истории подключений, ОС или кеше роутера)</text:p>
            <text:p text:style-name="P2">2.Браузер формирует запрос на DNS сервер (если не найдет его в кеше)</text:p>
            <text:p text:style-name="P2">3. Узнав адрес нужного сервера, браузер пытается установить соединение с сервером</text:p>
            <text:p text:style-name="P2">4. Браузер отправляет HTTP-запрос серверу, чтобы получить нужный контент (или действие)</text:p>
            <text:p text:style-name="P2">5. Сервер обрабатывает запрос и отправляет ответ браузеру</text:p>
            <text:p text:style-name="P2">6. Браузер получает ответ и «отрисовывает» веб-страниц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